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10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7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3" table:style-name="ce7" office:value-type="string">
            <text:p>S.T.</text:p>
          </table:table-cell>
          <table:table-cell table:number-columns-repeated="2"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F</text:p>
          </table:table-cell>
          <table:table-cell table:style-name="ce9" office:value-type="string">
            <text:p>N.S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test03</text:p>
          </table:table-cell>
          <table:table-cell office:value-type="string">
            <text:p>TestReadOnl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4</text:p>
          </table:table-cell>
          <table:table-cell office:value-type="string">
            <text:p>TestDeadlock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5</text:p>
          </table:table-cell>
          <table:table-cell office:value-type="string">
            <text:p>TestUpda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6</text:p>
          </table:table-cell>
          <table:table-cell office:value-type="string">
            <text:p>TestRaceCondition</text:p>
          </table:table-cell>
          <table:table-cell table:style-name="ce8" office:value-type="string">
            <text:p>F</text:p>
          </table:table-cell>
          <table:table-cell table:number-columns-repeated="4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7</text:p>
          </table:table-cell>
          <table:table-cell office:value-type="string">
            <text:p>TestCacheLeakag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8</text:p>
          </table:table-cell>
          <table:table-cell office:value-type="string">
            <text:p>TestCach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9</text:p>
          </table:table-cell>
          <table:table-cell office:value-type="string">
            <text:p>TestSynchronizable</text:p>
          </table:table-cell>
          <table:table-cell table:style-name="ce8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S.T.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</text:p>
          </table:table-cell>
          <table:table-cell office:value-type="string">
            <text:p>TestTypeHandling</text:p>
          </table:table-cell>
          <table:table-cell table:number-columns-repeated="6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02</text:p>
          </table:table-cell>
          <table:table-cell office:value-type="string">
            <text:p>Test1002</text:p>
          </table:table-cell>
          <table:table-cell table:number-columns-repeated="7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073</text:p>
          </table:table-cell>
          <table:table-cell office:value-type="string">
            <text:p>TestDuration</text:p>
          </table:table-cell>
          <table:table-cell table:number-columns-repeated="7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ime</text:p>
          </table:table-cell>
          <table:table-cell table:number-columns-repeated="7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</text:p>
          </table:table-cell>
          <table:table-cell office:value-type="string">
            <text:p>TestTypeLOB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158</text:p>
          </table:table-cell>
          <table:table-cell office:value-type="string">
            <text:p>Test1158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96</text:p>
          </table:table-cell>
          <table:table-cell office:value-type="string">
            <text:p>TestLongTransac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</text:p>
          </table:table-cell>
          <table:table-cell office:value-type="string">
            <text:p>TestTypeConvers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206</text:p>
          </table:table-cell>
          <table:table-cell office:value-type="string">
            <text:p>TestDirthyIgnor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17</text:p>
          </table:table-cell>
          <table:table-cell office:value-type="string">
            <text:p>TestTimestampChang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3</text:p>
          </table:table-cell>
          <table:table-cell office:value-type="string">
            <text:p>TestSerializabl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355</text:p>
          </table:table-cell>
          <table:table-cell office:value-type="string">
            <text:p>Test1355</text:p>
          </table:table-cell>
          <table:table-cell table:style-name="ce8" office:value-type="string">
            <text:p>F</text:p>
          </table:table-cell>
          <table:table-cell table:style-name="ce8" office:value-type="string">
            <text:p>N.T.</text:p>
          </table:table-cell>
          <table:table-cell table:number-columns-repeated="5" table:style-name="ce8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test1379</text:p>
          </table:table-cell>
          <table:table-cell office:value-type="string">
            <text:p>Test1379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4</text:p>
          </table:table-cell>
          <table:table-cell office:value-type="string">
            <text:p>TestRollbackPrimitiv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499</text:p>
          </table:table-cell>
          <table:table-cell office:value-type="string">
            <text:p>TestNamedQuerie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</text:p>
          </table:table-cell>
          <table:table-cell office:value-type="string">
            <text:p>TestMultiPrimaryKey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MultiPrimaryKeysOnl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03</text:p>
          </table:table-cell>
          <table:table-cell office:value-type="string">
            <text:p>TestNamedNativeQuerie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6</text:p>
          </table:table-cell>
          <table:table-cell office:value-type="string">
            <text:p>TestNestedFiel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7</text:p>
          </table:table-cell>
          <table:table-cell office:value-type="string">
            <text:p>TestTimeStam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8</text:p>
          </table:table-cell>
          <table:table-cell office:value-type="string">
            <text:p>TestPersist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9</text:p>
          </table:table-cell>
          <table:table-cell office:value-type="string">
            <text:p>TestInstanceFactor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</text:p>
          </table:table-cell>
          <table:table-cell office:value-type="string">
            <text:p>TestKeyGenHighLow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Identity</text:p>
          </table:table-cell>
          <table:table-cell table:number-columns-repeated="3" table:style-name="ce9" office:value-type="string">
            <text:p>P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Max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Returning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String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Trigger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Uui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0</text:p>
          </table:table-cell>
          <table:table-cell office:value-type="string">
            <text:p>TestSelfRela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1</text:p>
          </table:table-cell>
          <table:table-cell office:value-type="string">
            <text:p>TestSelfRelationExten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number-columns-repeated="2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2</text:p>
          </table:table-cell>
          <table:table-cell office:value-type="string">
            <text:p>TestForeignKeyFir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3</text:p>
          </table:table-cell>
          <table:table-cell office:value-type="string">
            <text:p>TestTimezone</text:p>
          </table:table-cell>
          <table:table-cell table:number-columns-repeated="5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177</text:p>
          </table:table-cell>
          <table:table-cell office:value-type="string">
            <text:p>Test2177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41</text:p>
          </table:table-cell>
          <table:table-cell office:value-type="string">
            <text:p>TestObjectNotFoun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</text:p>
          </table:table-cell>
          <table:table-cell office:value-type="string">
            <text:p>TestDepend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527</text:p>
          </table:table-cell>
          <table:table-cell office:value-type="string">
            <text:p>Test2527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50</text:p>
          </table:table-cell>
          <table:table-cell office:value-type="string">
            <text:p>TestCreat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1015"/>
        </table:table-row>
        <table:table-row table:style-name="ro1">
          <table:table-cell office:value-type="string">
            <text:p>test2567</text:p>
          </table:table-cell>
          <table:table-cell office:value-type="string">
            <text:p>TestQuer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6</text:p>
          </table:table-cell>
          <table:table-cell office:value-type="string">
            <text:p>TestDependent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</text:p>
          </table:table-cell>
          <table:table-cell office:value-type="string">
            <text:p>TestDependentUpda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63</text:p>
          </table:table-cell>
          <table:table-cell office:value-type="string">
            <text:p>TimeStampableTe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rsionTe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88</text:p>
          </table:table-cell>
          <table:table-cell office:value-type="string">
            <text:p>FindWithNewInstanceTe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8</text:p>
          </table:table-cell>
          <table:table-cell office:value-type="string">
            <text:p>TestDependentKeyGenUpda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9</text:p>
          </table:table-cell>
          <table:table-cell office:value-type="string">
            <text:p>TestDependentOrder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0</text:p>
          </table:table-cell>
          <table:table-cell office:value-type="string">
            <text:p>TestOQLCondi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CountFunc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PassThrough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03</text:p>
          </table:table-cell>
          <table:table-cell office:value-type="string">
            <text:p>TestPersistentObjec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1</text:p>
          </table:table-cell>
          <table:table-cell office:value-type="string">
            <text:p>TestPersistentWithExten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2</text:p>
          </table:table-cell>
          <table:table-cell office:value-type="string">
            <text:p>TestLimitClaus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LimitWithOffsetClaus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</text:p>
          </table:table-cell>
          <table:table-cell office:value-type="string">
            <text:p>TestSiz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6</text:p>
          </table:table-cell>
          <table:table-cell office:value-type="string">
            <text:p>Test356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7</text:p>
          </table:table-cell>
          <table:table-cell office:value-type="string">
            <text:p>TestAbsolu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8</text:p>
          </table:table-cell>
          <table:table-cell office:value-type="string">
            <text:p>TestCallSql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9</text:p>
          </table:table-cell>
          <table:table-cell office:value-type="string">
            <text:p>TestStoredProcedur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0</text:p>
          </table:table-cell>
          <table:table-cell office:value-type="string">
            <text:p>TestCollection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1</text:p>
          </table:table-cell>
          <table:table-cell office:value-type="string">
            <text:p>TestSpecialCollection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2</text:p>
          </table:table-cell>
          <table:table-cell office:value-type="string">
            <text:p>TestSortedContainer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3</text:p>
          </table:table-cell>
          <table:table-cell office:value-type="string">
            <text:p>TestManyToMan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4</text:p>
          </table:table-cell>
          <table:table-cell office:value-type="string">
            <text:p>TestManyToMany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5</text:p>
          </table:table-cell>
          <table:table-cell office:value-type="string">
            <text:p>TestExpireManyToMany</text:p>
          </table:table-cell>
          <table:table-cell table:number-columns-repeated="5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6</text:p>
          </table:table-cell>
          <table:table-cell office:value-type="string">
            <text:p>TestCachedOi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7</text:p>
          </table:table-cell>
          <table:table-cell office:value-type="string">
            <text:p>TestQueryFinaliz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8</text:p>
          </table:table-cell>
          <table:table-cell office:value-type="string">
            <text:p>TestGetJdbcConnec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Locke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Persist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ransactionManagedEnvironm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9</text:p>
          </table:table-cell>
          <table:table-cell office:value-type="string">
            <text:p>TestAutostor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AutostoreMan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0</text:p>
          </table:table-cell>
          <table:table-cell office:value-type="string">
            <text:p>TestSelfReferentialExten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1</text:p>
          </table:table-cell>
          <table:table-cell office:value-type="string">
            <text:p>TestDepen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2</text:p>
          </table:table-cell>
          <table:table-cell office:value-type="string">
            <text:p>TestDependsNo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3</text:p>
          </table:table-cell>
          <table:table-cell office:value-type="string">
            <text:p>TestIdentityPerFieldMapp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4</text:p>
          </table:table-cell>
          <table:table-cell office:value-type="string">
            <text:p>TestTransientAttribu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5</text:p>
          </table:table-cell>
          <table:table-cell office:value-type="string">
            <text:p>TestEnum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6</text:p>
          </table:table-cell>
          <table:table-cell office:value-type="string">
            <text:p>TestCircularRef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7</text:p>
          </table:table-cell>
          <table:table-cell office:value-type="string">
            <text:p>TestExtende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Rela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Simpl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8</text:p>
          </table:table-cell>
          <table:table-cell office:value-type="string">
            <text:p>TestLazyLoad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81</text:p>
          </table:table-cell>
          <table:table-cell office:value-type="string">
            <text:p>Test881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9</text:p>
          </table:table-cell>
          <table:table-cell office:value-type="string">
            <text:p>TestLazyEmployeeExpira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0</text:p>
          </table:table-cell>
          <table:table-cell office:value-type="string">
            <text:p>TestLazy1to1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3</text:p>
          </table:table-cell>
          <table:table-cell office:value-type="string">
            <text:p>TestPolymorphismDegenerate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4</text:p>
          </table:table-cell>
          <table:table-cell office:value-type="string">
            <text:p>TestPolymorphismWithUpdate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</text:p>
          </table:table-cell>
          <table:table-cell office:value-type="string">
            <text:p>TestPolymorphismWith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4</text:p>
          </table:table-cell>
          <table:table-cell office:value-type="string">
            <text:p>Test954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6</text:p>
          </table:table-cell>
          <table:table-cell office:value-type="string">
            <text:p>TestPolymorphismDependendObject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</text:p>
          </table:table-cell>
          <table:table-cell office:value-type="string">
            <text:p>TestPolymorphism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2</text:p>
          </table:table-cell>
          <table:table-cell office:value-type="string">
            <text:p>Test972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8</text:p>
          </table:table-cell>
          <table:table-cell office:value-type="string">
            <text:p>TestPolymorphismInAThreadedEnv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9</text:p>
          </table:table-cell>
          <table:table-cell office:value-type="string">
            <text:p>TestPolymorphismMany2Man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.M.</text:p>
          </table:table-cell>
          <table:table-cell table:style-name="ce5" office:value-type="string">
            <text:p>Not migrated</text:p>
          </table:table-cell>
          <table:table-cell table:number-columns-repeated="1022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3.09.2009</text:date>, <text:time>10:38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8:56:59</meta:creation-date>
    <dc:date>2009-09-03T10:38:03</dc:date>
    <meta:editing-duration>PT09H13M06S</meta:editing-duration>
    <meta:editing-cycles>62</meta:editing-cycles>
    <meta:generator>OpenOffice.org/3.0$Linux OpenOffice.org_project/300m15$Build-9379</meta:generator>
    <meta:document-statistic meta:table-count="3" meta:cell-count="947" meta:object-count="0"/>
    <meta:user-defined meta:name="Info 1"/>
    <meta:user-defined meta:name="Info 2"/>
    <meta:user-defined meta:name="Info 3"/>
    <meta:user-defined meta:name="Info 4"/>
  </office:meta>
</office:document-meta>
</file>